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38"/></text:span><text:span text:style-name="T2"><text:s/>NETWORK TASK<text:line-break/><text:s text:c="8"/></text:span><text:span text:style-name="T3">Get me the IP address of a particular domain (guvi.in). How do I find my CPU/memory usage of my server?. Test the connectivity between 2 nodes?</text:span></text:p>
      <text:p text:style-name="P2"><text:span text:style-name="T3"><text:s text:c="9"/>I have deployed an application in guvi.com:9000, and logs show my app is running, but I’m unable to view the page. Check whether my port is open or not ?<text:line-break/><text:line-break/></text:span><text:span text:style-name="T4">IP address info : <text:line-break/></text:span><text:span text:style-name="T5"><text:s text:c="6"/>Open the terminal and login to root user and type<text:s/></text:span><text:span text:style-name="T6"># nslookup guvi.in<text:s/></text:span><text:span text:style-name="T7">and hit enter will get the guni.in IP information.<text:line-break/><text:line-break/></text:span><draw:frame text:anchor-type="as-char" svg:width="146.47mm" svg:height="51.01mm" style:rel-width="scale" style:rel-height="scale"><draw:object-ole xlink:href="OleObj1"/><draw:image xlink:href="ObjectReplacements/OleObj1"/></draw:frame><text:span text:style-name="T7"><text:line-break/></text:span></text:p>
      <text:p text:style-name="P2"><text:span text:style-name="T8">CPU utilization info :<text:line-break/></text:span><text:span text:style-name="T9"><text:s text:c="3"/>To find the CPU/memory usage of server need to login into the server and type<text:s/></text:span><text:span text:style-name="T10">#free -h<text:s/></text:span><text:span text:style-name="T11">Show memory usage in human-readable format or<text:s/></text:span><text:span text:style-name="T12">#free -m . </text:span></text:p>
      <text:p text:style-name="P2"><draw:frame text:anchor-type="as-char" svg:width="146.47mm" svg:height="12.91mm" style:rel-width="scale" style:rel-height="scale"><draw:object-ole xlink:href="OleObj2"/><draw:image xlink:href="ObjectReplacements/OleObj2"/></draw:frame><text:span text:style-name="T12"><text:line-break/></text:span><draw:frame text:anchor-type="as-char" svg:width="146.47mm" svg:height="12.28mm" style:rel-width="scale" style:rel-height="scale"><draw:object-ole xlink:href="OleObj3"/><draw:image xlink:href="ObjectReplacements/OleObj3"/></draw:frame><text:span text:style-name="T12"/></text:p>
      <text:p text:style-name="P2"><text:span text:style-name="T13">Show CPU usage and running processes<text:s/></text:span><text:span text:style-name="T14">#top<text:s/></text:span><text:span text:style-name="T15">and</text:span><text:span text:style-name="T16"><text:s/>#df -h<text:s/></text:span><text:span text:style-name="T17">it will show disk space usage</text:span></text:p>
      <text:p text:style-name="P2"><draw:frame text:anchor-type="as-char" svg:width="146.47mm" svg:height="91.86mm" style:rel-width="scale" style:rel-height="scale"><draw:object-ole xlink:href="OleObj4"/><draw:image xlink:href="ObjectReplacements/OleObj4"/></draw:frame><text:span text:style-name="T17"/></text:p>
      <text:p text:style-name="P2"><draw:frame text:anchor-type="as-char" svg:width="146.47mm" svg:height="51.65mm" style:rel-width="scale" style:rel-height="scale"><draw:object-ole xlink:href="OleObj5"/><draw:image xlink:href="ObjectReplacements/OleObj5"/></draw:frame><text:span text:style-name="T17"/></text:p>
      <text:p text:style-name="P2"><text:span text:style-name="T18">Test the connectivity between 2 nodes :</text:span></text:p>
      <text:p text:style-name="P2"><text:span text:style-name="T18"><text:s text:c="4"/></text:span><text:span text:style-name="T19">Create two nodes in AWs with key pair and login into server and go to the security group and create inbound rules<text:s text:c="2"/>for each node to communicate and try to ping with IP will communicate with each node. <text:line-break/></text:span><draw:frame text:anchor-type="as-char" svg:width="146.47mm" svg:height="77.47mm" style:rel-width="scale" style:rel-height="scale"><draw:object-ole xlink:href="OleObj6"/><draw:image xlink:href="ObjectReplacements/OleObj6"/></draw:frame><text:span text:style-name="T19"/></text:p>
      <text:p text:style-name="P2"><draw:frame text:anchor-type="as-char" svg:width="146.47mm" svg:height="22.65mm" style:rel-width="scale" style:rel-height="scale"><draw:object-ole xlink:href="OleObj7"/><draw:image xlink:href="ObjectReplacements/OleObj7"/></draw:frame><text:span text:style-name="T19"/></text:p>
      <text:p text:style-name="P2"><draw:frame text:anchor-type="as-char" svg:width="146.47mm" svg:height="22.44mm" style:rel-width="scale" style:rel-height="scale"><draw:object-ole xlink:href="OleObj8"/><draw:image xlink:href="ObjectReplacements/OleObj8"/></draw:frame><text:span text:style-name="T19"/></text:p>
      <text:p text:style-name="P2"><draw:frame text:anchor-type="as-char" svg:width="146.47mm" svg:height="38.31mm" style:rel-width="scale" style:rel-height="scale"><draw:object-ole xlink:href="OleObj9"/><draw:image xlink:href="ObjectReplacements/OleObj9"/></draw:frame><text:span text:style-name="T19"/></text:p>
      <text:p text:style-name="P2"><draw:frame text:anchor-type="as-char" svg:width="118.75mm" svg:height="10.37mm" style:rel-width="scale" style:rel-height="scale"><draw:object-ole xlink:href="OleObj10"/><draw:image xlink:href="ObjectReplacements/OleObj10"/></draw:frame><text:span text:style-name="T19"/></text:p>
      <text:p text:style-name="P2"><text:span text:style-name="T19"/></text:p>
      <text:p text:style-name="P2"><draw:frame text:anchor-type="as-char" svg:width="146.47mm" svg:height="60.11mm" style:rel-width="scale" style:rel-height="scale"><draw:object-ole xlink:href="OleObj11"/><draw:image xlink:href="ObjectReplacements/OleObj11"/></draw:frame><text:span text:style-name="T19"/></text:p>
      <text:p text:style-name="P2"><text:span text:style-name="T19">I have deployed an application in guvi.com:9000, and logs show my app is running, but I’m unable to view the page. Check whether my port is open or not ?</text:span></text:p>
      <text:p text:style-name="P2"><text:span text:style-name="T19">Check all listening ports<text:s/></text:span><text:span text:style-name="T20">#netstat -tulpn | grep 9000<text:s/></text:span><text:span text:style-name="T21">and using telnet to test port connectivity<text:s/></text:span><text:span text:style-name="T22"># telnet guvi.com 9000</text:span><text:span text:style-name="T23"><text:s/>and curl to test HTTP connection<text:s/></text:span><text:span text:style-name="T24"># curl -v guvi.com:9000<text:s/></text:span><text:span text:style-name="T25">and Check if firewall is blocking the port<text:s/></text:span><text:span text:style-name="T26">#ufw status to allow port 9000</text:span><text:span text:style-name="T27"><text:s/>through UFW if<text:s/></text:span><text:span text:style-name="T28">needed #ufw allow 9000</text:span></text:p>
      <text:p text:style-name="P2"><draw:frame text:anchor-type="as-char" svg:width="146.47mm" svg:height="21.59mm" style:rel-width="scale" style:rel-height="scale"><draw:object-ole xlink:href="OleObj12"/><draw:image xlink:href="ObjectReplacements/OleObj12"/></draw:frame><text:span text:style-name="T28"><text:line-break/></text:span><draw:frame text:anchor-type="as-char" svg:width="146.47mm" svg:height="28.58mm" style:rel-width="scale" style:rel-height="scale"><draw:object-ole xlink:href="OleObj13"/><draw:image xlink:href="ObjectReplacements/OleObj13"/></draw:frame><text:span text:style-name="T29"/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2"><text:span text:style-name="T29"/></text:p>
      <text:p text:style-name="P3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